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de2" officeooo:paragraph-rsid="00029de2"/>
    </style:style>
    <style:style style:name="P2" style:family="paragraph" style:parent-style-name="Standard">
      <style:text-properties fo:language="ru" fo:country="RU" officeooo:rsid="00029de2" officeooo:paragraph-rsid="00029de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RVPetrov2022/radio_shop" text:style-name="Internet_20_link" text:visited-style-name="Visited_20_Internet_20_Link">https://github.com/RVPetrov2022/radio_shop</text:a></text:p>
      <text:p text:style-name="P1"/>
      <text:p text:style-name="P1">Проект является интернет-магазином средств радиосвязи. В магазине планируется продавать радиостанции, тангенты, антенны, программаторы и антенные переходники.</text:p>
      <text:p text:style-name="P1">Сделан основной дизайн страниц <text:span text:style-name="T1">index.html <text:s/></text:span><text:span text:style-name="T2">и </text:span><text:span text:style-name="T1">paypal.html.</text:span></text:p>
      <text:p text:style-name="P2">Адаптация к различным размерам экрана выполнена не до конца.</text:p>
      <text:p text:style-name="P2">Также необходимо сделать страницу с каталогом <text:s/>и с описание товара , корзину, и страницу с контактной информаци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07:04:02.530000000</meta:creation-date>
    <dc:date>2022-06-22T07:09:58.338000000</dc:date>
    <meta:editing-duration>PT5M57S</meta:editing-duration>
    <meta:editing-cycles>1</meta:editing-cycles>
    <meta:document-statistic meta:table-count="0" meta:image-count="0" meta:object-count="0" meta:page-count="1" meta:paragraph-count="5" meta:word-count="50" meta:character-count="431" meta:non-whitespace-character-count="384"/>
    <meta:generator>LibreOffice/5.3.3.2$Windows_X86_64 LibreOffice_project/3d9a8b4b4e538a85e0782bd6c2d430bafe583448</meta:generator>
  </office:meta>
</office:document-meta>
</file>